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9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9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9" style:family="graphic" style:parent-style-name="standard">
      <style:graphic-properties draw:stroke="none" draw:fill="none" fo:min-height="1.575cm"/>
    </style:style>
    <style:style style:name="gr10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472cm" fo:padding-top="0.139cm" fo:padding-bottom="0.139cm" fo:padding-left="0.264cm" fo:padding-right="0.264cm"/>
    </style:style>
    <style:style style:name="gr10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0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0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0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0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07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08" style:family="graphic" style:parent-style-name="standard">
      <style:graphic-properties draw:stroke="none" draw:fill="none" fo:min-height="0.78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style-name="gr94" draw:text-style-name="P35" xml:id="id87" draw:id="id87" draw:layer="layout" svg:width="2.528cm" svg:height="1.164cm" svg:x="2.572cm" svg:y="16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1cm" svg:y1="16.582cm" svg:x2="8.583cm" svg:y2="10.866cm" draw:start-shape="id87" draw:start-glue-point="1" draw:end-shape="id88" draw:end-glue-point="7" svg:d="M5100 16582l3483-5716" svg:viewBox="0 0 3484 5717">
          <text:p/>
        </draw:connector>
        <draw:custom-shape draw:style-name="gr94" draw:text-style-name="P35" xml:id="id89" draw:id="id89" draw:layer="layout" svg:width="2.528cm" svg:height="1.164cm" svg:x="1.2cm" svg:y="13.136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3.728cm" svg:y1="13.718cm" svg:x2="8.1cm" svg:y2="10.3cm" draw:start-shape="id89" draw:start-glue-point="1" draw:end-shape="id88" draw:end-glue-point="6" svg:d="M3728 13718l4372-3418" svg:viewBox="0 0 4373 3419">
          <text:p/>
        </draw:connector>
        <draw:custom-shape draw:style-name="gr95" draw:text-style-name="P36" xml:id="id88" draw:id="id88" draw:layer="layout" svg:width="3.3cm" svg:height="1.6cm" svg:x="8.1cm" svg:y="9.5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5" draw:text-style-name="P36" draw:layer="layout" svg:width="3.3cm" svg:height="1.6cm" svg:x="7.2cm" svg:y="5.6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91" draw:id="id91" draw:layer="layout" svg:width="2.528cm" svg:height="1.164cm" svg:x="12.672cm" svg:y="11.136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96" draw:text-style-name="P35" xml:id="id90" draw:id="id90" draw:layer="layout" svg:width="2.528cm" svg:height="1.2cm" svg:x="8.5cm" svg:y="16.6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97" draw:text-style-name="P12" draw:layer="layout" draw:type="line" svg:x1="9.764cm" svg:y1="16.6cm" svg:x2="13.936cm" svg:y2="12.3cm" draw:start-shape="id90" draw:start-glue-point="0" draw:end-shape="id91" draw:end-glue-point="2" svg:d="M9764 16600l4172-4300" svg:viewBox="0 0 4173 4301">
          <text:p/>
        </draw:connector>
        <draw:custom-shape draw:style-name="gr98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9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00" draw:text-style-name="P35" xml:id="id93" draw:id="id93" draw:layer="layout" svg:width="2.8cm" svg:height="1.764cm" svg:x="16.7cm" svg:y="14.7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6" draw:id="id96" draw:layer="layout" svg:width="2.528cm" svg:height="1.164cm" svg:x="15.6cm" svg:y="19.136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2" draw:id="id92" draw:layer="layout" svg:width="2.528cm" svg:height="1.164cm" svg:x="5cm" svg:y="17.9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6.264cm" svg:y1="17.9cm" svg:x2="9.75cm" svg:y2="11.1cm" draw:start-shape="id92" draw:start-glue-point="0" draw:end-shape="id88" draw:end-glue-point="8" svg:d="M6264 17900l3486-6800" svg:viewBox="0 0 3487 6801">
          <text:p/>
        </draw:connector>
        <draw:custom-shape draw:style-name="gr94" draw:text-style-name="P35" xml:id="id94" draw:id="id94" draw:layer="layout" svg:width="2.528cm" svg:height="1.164cm" svg:x="11.372cm" svg:y="18.936cm">
          <text:p text:style-name="P3"><text:span text:style-name="T23">Year</text:span></text:p>
          <text:p text:style-name="P3"><text:span text:style-name="T23">2015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3.728cm" svg:y1="13.718cm" svg:x2="12.672cm" svg:y2="11.718cm" draw:start-shape="id89" draw:start-glue-point="1" draw:end-shape="id91" draw:end-glue-point="3" svg:d="M3728 13718l8944-2000" svg:viewBox="0 0 8945 2001">
          <text:p/>
        </draw:connector>
        <draw:connector draw:style-name="gr97" draw:text-style-name="P12" draw:layer="layout" draw:type="line" svg:x1="5.1cm" svg:y1="16.582cm" svg:x2="12.672cm" svg:y2="11.718cm" draw:start-shape="id87" draw:start-glue-point="1" draw:end-shape="id91" svg:d="M5100 16582l7572-4864" svg:viewBox="0 0 7573 4865">
          <text:p/>
        </draw:connector>
        <draw:connector draw:style-name="gr1" draw:text-style-name="P12" draw:layer="layout" draw:type="line" svg:x1="5.1cm" svg:y1="16.582cm" svg:x2="16.7cm" svg:y2="15.582cm" draw:start-shape="id87" draw:start-glue-point="1" draw:end-shape="id93" svg:d="M5100 16582l11600-1000" svg:viewBox="0 0 11601 1001">
          <text:p/>
        </draw:connector>
        <draw:connector draw:style-name="gr1" draw:text-style-name="P12" draw:layer="layout" draw:type="line" svg:x1="12.636cm" svg:y1="18.936cm" svg:x2="16.7cm" svg:y2="15.582cm" draw:start-shape="id94" draw:start-glue-point="0" draw:end-shape="id93" draw:end-glue-point="3" svg:d="M12636 18936l4064-3354" svg:viewBox="0 0 4065 3355">
          <text:p/>
        </draw:connector>
        <draw:connector draw:style-name="gr97" draw:text-style-name="P12" draw:layer="layout" draw:type="line" svg:x1="12.636cm" svg:y1="18.936cm" svg:x2="13.936cm" svg:y2="12.3cm" draw:start-shape="id94" draw:start-glue-point="0" draw:end-shape="id91" draw:end-glue-point="2" svg:d="M12636 18936l1300-6636" svg:viewBox="0 0 1301 6637">
          <text:p/>
        </draw:connector>
        <draw:connector draw:style-name="gr1" draw:text-style-name="P12" draw:layer="layout" draw:type="line" svg:x1="6.264cm" svg:y1="17.9cm" svg:x2="8.5cm" svg:y2="17.2cm" draw:start-shape="id92" draw:start-glue-point="0" draw:end-shape="id90" svg:d="M6264 17900l2236-700" svg:viewBox="0 0 2237 701">
          <text:p/>
        </draw:connector>
        <draw:custom-shape draw:style-name="gr96" draw:text-style-name="P35" xml:id="id99" draw:id="id99" draw:layer="layout" svg:width="2.528cm" svg:height="1.2cm" svg:x="13.072cm" svg:y="2.3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6" draw:text-style-name="P35" xml:id="id98" draw:id="id98" draw:layer="layout" svg:width="2.528cm" svg:height="1.2cm" svg:x="17.1cm" svg:y="5.1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5" xml:id="id97" draw:id="id97" draw:layer="layout" svg:width="2.528cm" svg:height="1.2cm" svg:x="21.372cm" svg:y="7.8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101" draw:text-style-name="P35" xml:id="id95" draw:id="id95" draw:layer="layout" svg:width="3cm" svg:height="1.2cm" svg:x="17cm" svg:y="11cm">
          <text:p text:style-name="P3"><text:span text:style-name="T23">Flower count</text:span></text:p>
          <text:p text:style-name="P3"><text:span text:style-name="T23">per plant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2.636cm" svg:y1="18.936cm" svg:x2="18.5cm" svg:y2="12.2cm" draw:start-shape="id94" draw:start-glue-point="0" draw:end-shape="id95" draw:end-glue-point="2" svg:d="M12636 18936l5864-6736" svg:viewBox="0 0 5865 6737">
          <text:p/>
        </draw:connector>
        <draw:connector draw:style-name="gr1" draw:text-style-name="P12" draw:layer="layout" draw:type="line" svg:x1="15.2cm" svg:y1="11.718cm" svg:x2="17cm" svg:y2="11.6cm" draw:start-shape="id91" draw:start-glue-point="1" draw:end-shape="id95" draw:end-glue-point="3" svg:d="M15200 11718l1800-118" svg:viewBox="0 0 1801 119">
          <text:p/>
        </draw:connector>
        <draw:connector draw:style-name="gr97" draw:text-style-name="P12" draw:layer="layout" draw:type="line" svg:x1="16.864cm" svg:y1="19.136cm" svg:x2="18.1cm" svg:y2="16.464cm" draw:start-shape="id96" draw:start-glue-point="0" draw:end-shape="id93" draw:end-glue-point="2" svg:d="M16864 19136l1236-2672" svg:viewBox="0 0 1237 2673">
          <text:p/>
        </draw:connector>
        <draw:connector draw:style-name="gr1" draw:text-style-name="P12" draw:layer="layout" draw:type="line" svg:x1="12.636cm" svg:y1="18.936cm" svg:x2="10.917cm" svg:y2="10.866cm" draw:start-shape="id94" draw:start-glue-point="0" draw:end-shape="id88" draw:end-glue-point="9" svg:d="M12636 18936l-1719-8070" svg:viewBox="0 0 1720 8071">
          <text:p/>
        </draw:connector>
        <draw:connector draw:style-name="gr1" draw:text-style-name="P12" draw:layer="layout" draw:type="line" svg:x1="13.936cm" svg:y1="11.136cm" svg:x2="22.636cm" svg:y2="9cm" draw:start-shape="id91" draw:start-glue-point="0" draw:end-shape="id97" draw:end-glue-point="2" svg:d="M13936 11136l8700-2136" svg:viewBox="0 0 8701 2137">
          <text:p/>
        </draw:connector>
        <draw:connector draw:style-name="gr1" draw:text-style-name="P12" draw:layer="layout" draw:type="line" svg:x1="18.5cm" svg:y1="11cm" svg:x2="22.636cm" svg:y2="9cm" draw:start-shape="id95" draw:start-glue-point="0" draw:end-shape="id97" draw:end-glue-point="2" svg:d="M18500 11000l4136-2000" svg:viewBox="0 0 4137 2001">
          <text:p/>
        </draw:connector>
        <draw:connector draw:style-name="gr1" draw:text-style-name="P12" draw:layer="layout" draw:type="line" svg:x1="13.936cm" svg:y1="11.136cm" svg:x2="18.364cm" svg:y2="6.3cm" draw:start-shape="id91" draw:start-glue-point="0" draw:end-shape="id98" draw:end-glue-point="2" svg:d="M13936 11136l4428-4836" svg:viewBox="0 0 4429 4837">
          <text:p/>
        </draw:connector>
        <draw:connector draw:style-name="gr1" draw:text-style-name="P12" draw:layer="layout" draw:type="line" svg:x1="18.5cm" svg:y1="11cm" svg:x2="18.364cm" svg:y2="6.3cm" draw:start-shape="id95" draw:start-glue-point="0" draw:end-shape="id98" draw:end-glue-point="2" svg:d="M18500 11000l-136-4700" svg:viewBox="0 0 137 4701">
          <text:p/>
        </draw:connector>
        <draw:connector draw:style-name="gr1" draw:text-style-name="P12" draw:layer="layout" draw:type="line" svg:x1="12.636cm" svg:y1="18.936cm" svg:x2="18.364cm" svg:y2="6.3cm" draw:start-shape="id94" draw:start-glue-point="0" draw:end-shape="id98" draw:end-glue-point="2" svg:d="M12636 18936l5728-12636" svg:viewBox="0 0 5729 12637">
          <text:p/>
        </draw:connector>
        <draw:connector draw:style-name="gr1" draw:text-style-name="P12" draw:layer="layout" draw:type="line" svg:x1="18.5cm" svg:y1="11cm" svg:x2="14.336cm" svg:y2="3.5cm" draw:start-shape="id95" draw:start-glue-point="0" draw:end-shape="id99" draw:end-glue-point="2" svg:d="M18500 11000l-4164-7500" svg:viewBox="0 0 4165 7501">
          <text:p/>
        </draw:connector>
        <draw:connector draw:style-name="gr1" draw:text-style-name="P12" draw:layer="layout" draw:type="line" svg:x1="21.372cm" svg:y1="8.4cm" svg:x2="15.6cm" svg:y2="2.9cm" draw:start-shape="id97" draw:start-glue-point="3" draw:end-shape="id99" svg:d="M21372 8400l-5772-5500" svg:viewBox="0 0 5773 5501">
          <text:p/>
        </draw:connector>
        <draw:connector draw:style-name="gr1" draw:text-style-name="P12" draw:layer="layout" draw:type="line" svg:x1="16.864cm" svg:y1="19.136cm" svg:x2="14.336cm" svg:y2="3.5cm" draw:start-shape="id96" draw:start-glue-point="0" draw:end-shape="id99" draw:end-glue-point="2" svg:d="M16864 19136l-2528-15636" svg:viewBox="0 0 2529 15637">
          <text:p/>
        </draw:connector>
        <draw:connector draw:style-name="gr1" draw:text-style-name="P12" draw:layer="layout" draw:type="line" svg:x1="13.936cm" svg:y1="11.136cm" svg:x2="14.336cm" svg:y2="3.5cm" draw:start-shape="id91" draw:start-glue-point="0" draw:end-shape="id99" draw:end-glue-point="2" svg:d="M13936 11136l400-7636" svg:viewBox="0 0 401 7637">
          <text:p/>
        </draw:connector>
        <draw:custom-shape draw:style-name="gr96" draw:text-style-name="P35" xml:id="id100" draw:id="id100" draw:layer="layout" svg:width="2.528cm" svg:height="1.2cm" svg:x="21.672cm" svg:y="2.2cm">
          <text:p text:style-name="P3"><text:span text:style-name="T23">Y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2" draw:layer="layout" draw:type="line" svg:x1="22.636cm" svg:y1="7.8cm" svg:x2="22.936cm" svg:y2="3.4cm" draw:start-shape="id97" draw:start-glue-point="0" draw:end-shape="id100" draw:end-glue-point="2" svg:d="M22636 7800l300-4400" svg:viewBox="0 0 301 4401">
          <text:p/>
        </draw:connector>
        <draw:connector draw:style-name="gr1" draw:text-style-name="P12" draw:layer="layout" draw:type="line" svg:x1="18.364cm" svg:y1="5.1cm" svg:x2="21.672cm" svg:y2="2.8cm" draw:start-shape="id98" draw:start-glue-point="0" draw:end-shape="id100" svg:d="M18364 5100l3308-2300" svg:viewBox="0 0 3309 2301">
          <text:p/>
        </draw:connector>
        <draw:connector draw:style-name="gr1" draw:text-style-name="P12" draw:layer="layout" draw:type="line" svg:x1="15.6cm" svg:y1="2.9cm" svg:x2="21.672cm" svg:y2="2.8cm" draw:start-shape="id99" draw:start-glue-point="1" draw:end-shape="id100" svg:d="M15600 2900l6072-100" svg:viewBox="0 0 6073 101">
          <text:p/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style-name="gr94" draw:text-style-name="P35" xml:id="id101" draw:id="id101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02" draw:text-style-name="P35" xml:id="id103" draw:id="id103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02" draw:text-style-name="P35" xml:id="id104" draw:id="id104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05" draw:id="id105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01" draw:start-glue-point="1" draw:end-shape="id102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03" draw:start-glue-point="1" draw:end-shape="id102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04" draw:start-glue-point="1" draw:end-shape="id102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05" draw:start-glue-point="1" draw:end-shape="id102" draw:end-glue-point="8" svg:d="M5349 11692l3502-5718" svg:viewBox="0 0 3503 5719">
          <text:p/>
        </draw:connector>
        <draw:custom-shape draw:style-name="gr94" draw:text-style-name="P35" xml:id="id106" draw:id="id106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06" draw:start-glue-point="1" draw:end-shape="id102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01" draw:start-glue-point="1" draw:end-shape="id107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03" draw:start-glue-point="1" draw:end-shape="id107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04" draw:start-glue-point="1" draw:end-shape="id107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05" draw:start-glue-point="1" draw:end-shape="id107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06" draw:start-glue-point="1" draw:end-shape="id107" draw:end-glue-point="4" svg:d="M5329 12992l3622 1682" svg:viewBox="0 0 3623 1683">
          <text:p/>
        </draw:connector>
        <draw:custom-shape draw:style-name="gr95" draw:text-style-name="P36" xml:id="id102" draw:id="id102" draw:layer="layout" svg:width="3.3cm" svg:height="1.6cm" svg:x="7.201cm" svg:y="4.374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07" draw:id="id107" draw:layer="layout" svg:width="3.3cm" svg:height="1.6cm" svg:x="7.301cm" svg:y="14.674cm">
          <text:p text:style-name="P3"><text:span text:style-name="T24">Leafcutter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09" draw:id="id109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08" draw:id="id108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07" draw:end-shape="id108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02" draw:start-glue-point="4" draw:end-shape="id109" draw:end-glue-point="2" svg:d="M8851 4374l-14-1236" svg:viewBox="0 0 15 1237">
          <text:p/>
        </draw:connector>
        <draw:custom-shape draw:style-name="gr95" draw:text-style-name="P36" xml:id="id110" draw:id="id110" draw:layer="layout" svg:width="3.3cm" svg:height="1.6cm" svg:x="11.401cm" svg:y="9.574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02" draw:start-glue-point="9" draw:end-shape="id110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07" draw:start-glue-point="11" draw:end-shape="id110" draw:end-glue-point="7" svg:d="M10118 14908l1766-3968" svg:viewBox="0 0 1767 3969">
          <text:p/>
        </draw:connector>
        <draw:custom-shape draw:style-name="gr103" draw:text-style-name="P35" xml:id="id111" draw:id="id111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10" draw:start-glue-point="4" draw:end-shape="id111" draw:end-glue-point="2" svg:d="M13051 9574l-36-3000" svg:viewBox="0 0 37 3001">
          <text:p/>
        </draw:connector>
        <draw:custom-shape draw:style-name="gr95" draw:text-style-name="P36" xml:id="id112" draw:id="id112" draw:layer="layout" svg:width="3.3cm" svg:height="1.6cm" svg:x="16.001cm" svg:y="3.974cm">
          <text:p text:style-name="P3"><text:span text:style-name="T24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13" draw:id="id113" draw:layer="layout" svg:width="3.3cm" svg:height="1.6cm" svg:x="16.001cm" svg:y="7.974cm">
          <text:p text:style-name="P3"><text:span text:style-name="T24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14" draw:id="id114" draw:layer="layout" svg:width="3.3cm" svg:height="1.6cm" svg:x="16.001cm" svg:y="11.374cm">
          <text:p text:style-name="P3"><text:span text:style-name="T24">Flower </text:span></text:p>
          <text:p text:style-name="P3"><text:span text:style-name="T24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16" draw:id="id116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04" draw:text-style-name="P35" xml:id="id115" draw:id="id115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05" draw:text-style-name="P35" xml:id="id117" draw:id="id117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05" draw:text-style-name="P35" xml:id="id118" draw:id="id118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06" draw:text-style-name="P35" xml:id="id119" draw:id="id119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10" draw:start-glue-point="11" draw:end-shape="id112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10" draw:start-glue-point="10" draw:end-shape="id113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10" draw:start-glue-point="9" draw:end-shape="id114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15" draw:start-glue-point="1" draw:end-shape="id116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12" draw:start-glue-point="10" draw:end-shape="id117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13" draw:start-glue-point="10" draw:end-shape="id118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14" draw:start-glue-point="10" draw:end-shape="id119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17" draw:start-glue-point="2" draw:end-shape="id118" draw:end-glue-point="0" svg:d="M22751 5674v2200" svg:viewBox="0 0 1 2201">
          <text:p/>
        </draw:connector>
        <draw:custom-shape draw:style-name="gr98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16" draw:start-glue-point="1" draw:end-shape="id117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16" draw:start-glue-point="1" draw:end-shape="id118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16" draw:start-glue-point="0" draw:end-shape="id119" draw:end-glue-point="2" svg:d="M22765 17510v-2068h-14v-2068" svg:viewBox="0 0 15 4137">
          <text:p/>
        </draw:connector>
        <draw:custom-shape draw:style-name="gr107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08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01" draw:start-glue-point="1" draw:end-shape="id115" svg:d="M5349 7752l10952 10322" svg:viewBox="0 0 10953 10323">
          <text:p/>
        </draw:connector>
        <draw:custom-shape draw:style-name="gr100" draw:text-style-name="P35" xml:id="id120" draw:id="id120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16" draw:start-glue-point="0" draw:end-shape="id120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20" draw:start-glue-point="3" draw:end-shape="id102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20" draw:start-glue-point="3" draw:end-shape="id107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10-22T11:24:51.122000000</dc:date>
    <dc:creator>Samuel Robinson</dc:creator>
    <meta:editing-duration>P1DT13H14M52S</meta:editing-duration>
    <meta:editing-cycles>39</meta:editing-cycles>
    <meta:generator>LibreOffice/6.1.1.2$Windows_X86_64 LibreOffice_project/5d19a1bfa650b796764388cd8b33a5af1f5baa1b</meta:generator>
    <meta:document-statistic meta:object-count="431"/>
  </office:meta>
</office:document-meta>
</file>